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fcce4" fo:border="0.06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fcce4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2" table:formula="of:=SUMIF([.A4:.H4];1;[.A3:.H3])" office:value-type="float" office:value="219" calcext:value-type="float">
            <text:p>219</text:p>
          </table:table-cell>
          <table:table-cell table:number-columns-repeated="2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56.240427085</meta:creation-date>
    <dc:date>2020-01-16T11:39:41.032713407</dc:date>
    <meta:editing-duration>PT22M44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